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6a3" officeooo:paragraph-rsid="000646a3"/>
    </style:style>
    <style:style style:name="P2" style:family="paragraph" style:parent-style-name="Standard" style:list-style-name="L1">
      <style:text-properties officeooo:rsid="000646a3" officeooo:paragraph-rsid="000646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kosten</text:p>
      <text:p text:style-name="P1"/>
      <text:p text:style-name="P1"/>
      <text:list xml:id="list3392072225" text:style-name="L1">
        <text:list-item>
          <text:p text:style-name="P2">LED-Streifen WS2812b<text:tab/>5m 30LEDs pro Meter<text:tab/><text:tab/>8,00 €</text:p>
        </text:list-item>
        <text:list-item>
          <text:p text:style-name="P2">Wemos Microcontroller<text:tab/><text:tab/><text:tab/><text:tab/><text:tab/><text:tab/>1,80 €</text:p>
        </text:list-item>
        <text:list-item>
          <text:p text:style-name="P2">LDR + Widerstand 220 Ohm<text:tab/><text:tab/><text:tab/><text:tab/><text:tab/><text:tab/>0,20 €</text:p>
        </text:list-item>
        <text:list-item>
          <text:p text:style-name="P2">Drähte zur Verkabelung<text:tab/><text:tab/><text:tab/><text:tab/><text:tab/><text:tab/>1,00 €</text:p>
        </text:list-item>
        <text:list-item>
          <text:p text:style-name="P2">MDF (Lichtgitter Rückwand innerer Rahmen<text:tab/><text:tab/><text:tab/>2,50 €</text:p>
        </text:list-item>
        <text:list-item>
          <text:p text:style-name="P2">Rahmen<text:tab/><text:tab/><text:tab/><text:tab/><text:tab/><text:tab/><text:tab/><text:tab/>1,70 €</text:p>
        </text:list-item>
        <text:list-item>
          <text:p text:style-name="P2">Plexiglas<text:tab/><text:tab/><text:tab/><text:tab/><text:tab/><text:tab/><text:tab/><text:tab/>4,10 €</text:p>
        </text:list-item>
        <text:list-item>
          <text:p text:style-name="P2">Tonpapier<text:tab/><text:tab/><text:tab/><text:tab/><text:tab/><text:tab/><text:tab/><text:tab/>0,80 €</text:p>
        </text:list-item>
        <text:list-item>
          <text:p text:style-name="P2">Transparentpapier<text:tab/><text:tab/><text:tab/><text:tab/><text:tab/><text:tab/><text:tab/>0,50 €</text:p>
        </text:list-item>
        <text:list-item>
          <text:p text:style-name="P2">USB-Kabel<text:tab/><text:tab/><text:tab/><text:tab/><text:tab/><text:tab/><text:tab/><text:tab/>1,00 €</text:p>
        </text:list-item>
      </text:list>
      <text:p text:style-name="P1"/>
      <text:p text:style-name="P1"/>
      <text:p text:style-name="P1"/>
      <text:p text:style-name="P1">Summe 21,60 €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19:15:47.379533058</meta:creation-date>
    <dc:date>2020-11-18T19:20:56.134082756</dc:date>
    <meta:editing-duration>PT5M9S</meta:editing-duration>
    <meta:editing-cycles>1</meta:editing-cycles>
    <meta:document-statistic meta:table-count="0" meta:image-count="0" meta:object-count="0" meta:page-count="1" meta:paragraph-count="12" meta:word-count="60" meta:character-count="356" meta:non-whitespace-character-count="266"/>
    <meta:generator>LibreOffice/7.0.3.1$Linux_X86_64 LibreOffice_project/00$Build-1</meta:generator>
  </office:meta>
</office:document-meta>
</file>